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take the copy and deliver it myself, but I completely forgot about it,” you explained, an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that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tiny applauses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What a good start to the day... Goodnight, Moon, and</text:span></text:p>
      <text:p text:style-name="Normal">“Hello, Sun.”</text:p>
      <text:p text:style-name="Normal">A bit of steam was rising from her mug, and the hot chocolate had a faint swee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very few spices like dawn light and having nothing to do: it really brought out all the warmth and sweetness from her hot chocolate. And for as long as she could, before 7am came around and while her mug wasn't empty, she savoured every dro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en should strive to be their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while making her way to the front door.</text:p>
      <text:p text:style-name="Normal"/>
      <text:p text:style-name="P1">•••</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to the empty patch of sky above her head. </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the two of you never went to school together; usually, you were already at school by the time she reached the bus stop, so it never occurred to her that you two could commute together. What’s more, as this is a circumstance that had never occurred, she didn’t have an answer to the question ‘how should she approach you?’. Should she just walk up to you? Well, that was inevitable. Then, what would she say when she got within talking range?</text:p>
      <text:p text:style-name="Normal">“...”</text:p>
      <text:p text:style-name="Normal"><text:span text:style-name="T1">Huh?</text:span> She couldn’t think of anything to say. Why not? Surely there must be something, anything? <text:span text:style-name="T1">“What do you think clouds graze on?” </text:span>maybe. Okay, maybe not just anything, but there must be a better way to start a conversation. </text:p>
      <text:p text:style-name="Normal">“...”</text:p>
      <text:p text:style-name="Normal">Alright, what if she didn’t start a conversation then? What would that look like?</text:p>
      <text:p text:style-name="Normal">“...”</text:p>
      <text:p text:style-name="Normal">Nope, the silence would be deafening, no way. In any case it wouldn’t do to just stand here like an idiot, so started on her way to the bus stop.</text:p>
      <text:p text:style-name="Normal">... <text:span text:style-name="T1">Wait, why am I walking up to you when I have no idea what to say?</text:span></text:p>
      <text:p text:style-name="Normal">But just before her social anxiety could kick in in full, she noticed that you were reading a book. Her pace slowed as her curiosity grew.</text:p>
      <text:p text:style-name="Normal">“...”</text:p>
      <text:p text:style-name="Normal">By the looks of it, you’d had the bus stop all to yourself: you had your backpack at your side, a book in your hands, and a dreamy look in your eyes. Whatever you were reading, it seemed to have taken you in completely. So much so that you didn’t seem to notice that your backpack was on the verge of falling. So much so that you didn’t notice her at all, standing not far from you. Whatever you were reading, she wanted to read it too. Whichever world you were in right now, she wanted to be there with you. But, she couldn’t.</text:p>
      <text:p text:style-name="Normal">“...”</text:p>
      <text:p text:style-name="Normal">She scanned words from the pages you had open, but she couldn’t tell what the book was about. All she could tell was that it had captured all of your attention. And, as strange as this might have been, it made her jealous. Of the book. She frowned. Your backpack was on the verge of falling, but it wouldn’t fall without a... helping han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